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xi Mono" svg:font-family="'Luxi Mono'" style:font-family-generic="modern" style:font-pitch="fixed"/>
    <style:font-face style:name="Luxi Sans1" svg:font-family="'Luxi Sans'"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style:font-face style:name="Luxi Sans" svg:font-family="'Luxi Sans'" style:font-family-generic="swiss" style:font-pitch="variable"/>
    <style:font-face style:name="Nimbus Sans L1" svg:font-family="'Nimbus Sans L'" style:font-family-generic="swiss" style:font-pitch="variable"/>
  </office:font-face-decls>
  <office:automatic-styles>
    <style:style style:name="Table1" style:family="table">
      <style:table-properties style:width="5.5in" fo:margin-left="0.5146in" fo:margin-right="0.9104in" table:align="margins"/>
    </style:style>
    <style:style style:name="Table1.A" style:family="table-column">
      <style:table-column-properties style:column-width="5.5in" style:rel-column-width="65535*"/>
    </style:style>
    <style:style style:name="Table1.A1" style:family="table-cell">
      <style:table-cell-properties fo:padding="0.0382in" fo:border="0.0007in solid #000000"/>
    </style:style>
    <style:style style:name="Table2" style:family="table">
      <style:table-properties style:width="5.4896in" fo:margin-left="0.4625in" fo:margin-right="0.9729in" table:align="margins"/>
    </style:style>
    <style:style style:name="Table2.A" style:family="table-column">
      <style:table-column-properties style:column-width="5.4896in" style:rel-column-width="65535*"/>
    </style:style>
    <style:style style:name="Table2.A1" style:family="table-cell">
      <style:table-cell-properties fo:padding="0.0382in" fo:border="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text-properties style:font-name="Nimbus Sans L" fo:font-size="10pt" style:font-size-asian="10pt" style:font-size-complex="10pt"/>
    </style:style>
    <style:style style:name="P5" style:family="paragraph" style:parent-style-name="Standard">
      <style:text-properties style:font-name="Nimbus Sans L1" fo:font-size="10pt" style:font-size-asian="10pt" style:font-size-complex="10pt"/>
    </style:style>
    <style:style style:name="P6" style:family="paragraph" style:parent-style-name="Standard">
      <style:paragraph-properties fo:padding="0.0291in" fo:border-left="none" fo:border-right="none" fo:border-top="none" fo:border-bottom="0.0138in solid #000000" style:join-border="false"/>
    </style:style>
    <style:style style:name="P7" style:family="paragraph" style:parent-style-name="Standard">
      <style:paragraph-properties fo:margin-left="0in" fo:margin-right="0in" fo:text-indent="0in" style:auto-text-indent="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Nimbus Sans L" fo:font-size="10pt" style:font-size-asian="10pt" style:font-size-complex="10pt"/>
    </style:style>
    <style:style style:name="T5" style:family="text">
      <style:text-properties fo:font-weight="bold" style:font-weight-asian="bold" style:font-weight-complex="bold"/>
    </style:style>
    <style:style style:name="T6" style:family="text">
      <style:text-properties style:font-name="Nimbus Roman No9 L1" fo:font-weight="bold" style:font-weight-asian="bold" style:font-weight-complex="bold"/>
    </style:style>
    <style:style style:name="T7" style:family="text">
      <style:text-properties style:font-name="Nimbus Sans L1" fo:font-size="10pt" style:font-size-asian="10pt" style:font-size-complex="10pt"/>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Guide to the Structures Returned by CleanFlux and CleanView</text:p>
      <text:p text:style-name="P2"/>
      <text:p text:style-name="P3">Jayce Dowell – Indiana University</text:p>
      <text:p text:style-name="P3">August 8, 2008</text:p>
      <text:p text:style-name="P3">Updated: <text:date style:data-style-name="N76" text:date-value="2008-08-13T14:30:50" text:fixed="true">August 13, 2008</text:date></text:p>
      <text:p text:style-name="Standard"/>
      <text:p text:style-name="Standard"/>
      <text:p text:style-name="P6">1. STRUCTURE OF THE CLN STRUCTURE</text:p>
      <text:p text:style-name="Standard">CLEANFLUX produces a source structure which is automatically stored as a HIhhmmss.s+ddmmss.src file in the directory you're working in. The structure of cln is similar to the src structure generated by GALFLUX however, there is an additional tag that stores information about the deconvolution. <text:s/>Thus, the cln structure is fully compatible with the src structure and, as such, is stored with the variable name `src`. <text:s/>The structure of cln is as follows:</text:p>
      <text:p text:style-name="Standard"/>
      <text:p text:style-name="P4">IDL&gt; restore,'HI123451.2+153250_1236+15a.src'</text:p>
      <text:p text:style-name="P4">IDL&gt; help,src,/struct</text:p>
      <text:p text:style-name="P4">** Structure &lt;9caa084&gt;, 6 tags, length=339584, data length=339536, refs=1:</text:p>
      <text:p text:style-name="P4"><text:s text:c="3"/>SRCNAME<text:tab/>STRING<text:tab/>'123451.2+153250'</text:p>
      <text:p text:style-name="P4"><text:s text:c="3"/>GRIDGEN<text:tab/>STRUCT<text:tab/>-&gt; &lt;Anonymous&gt; Array[1]</text:p>
      <text:p text:style-name="P4"><text:s text:c="3"/>SRCCUBE<text:tab/>STRUCT<text:tab/>-&gt; &lt;Anonymous&gt; Array[1]</text:p>
      <text:p text:style-name="P4"><text:s text:c="3"/>CLNCTRL<text:tab/>STRUCT<text:tab/>-&gt; &lt;Anonymous&gt; Array[1]</text:p>
      <text:p text:style-name="P4"><text:s text:c="3"/>SPECTRA<text:tab/>STRUCT<text:tab/>-&gt; &lt;Anonymous&gt; Array[7]</text:p>
      <text:p text:style-name="P4"><text:s text:c="3"/>COMMENTS<text:tab/>STRING<text:tab/>Array[2]</text:p>
      <text:p text:style-name="Standard"/>
      <text:p text:style-name="Standard">where <text:span text:style-name="T2">SRCNAME</text:span> is the name of the source and <text:span text:style-name="T2">COMMENTS</text:span> is the character string you input during CLEANFLUX. The gridgen substructure contains information on the grid of origin of the source measured as shown below:</text:p>
      <text:p text:style-name="Standard"/>
      <text:p text:style-name="P4">IDL&gt; help,src.gridgen,/struct</text:p>
      <text:p text:style-name="P4">** Structure &lt;9c58afc&gt;, 13 tags, length=8680, data length=8680, refs=2:</text:p>
      <text:p text:style-name="P4"><text:s text:c="3"/>NAME<text:tab/><text:tab/>STRING<text:tab/>'1236+15'</text:p>
      <text:p text:style-name="P4"><text:s text:c="3"/>NXPIX<text:tab/><text:tab/>LONG<text:tab/><text:tab/>29</text:p>
      <text:p text:style-name="P4"><text:s text:c="3"/>NYPIX<text:tab/><text:tab/>LONG<text:tab/><text:tab/>25</text:p>
      <text:p text:style-name="P4"><text:s text:c="3"/>NCHN<text:tab/><text:tab/>LONG<text:tab/><text:tab/>1024</text:p>
      <text:p text:style-name="P4"><text:s text:c="3"/>RAHR<text:tab/><text:tab/>DOUBLE<text:tab/>Array[29]</text:p>
      <text:p text:style-name="P4"><text:s text:c="3"/>DECDEG<text:tab/><text:tab/>DOUBLE<text:tab/>Array[25]</text:p>
      <text:p text:style-name="P4"><text:s text:c="3"/>VELARR<text:tab/><text:tab/>DOUBLE<text:tab/>Array[1024]</text:p>
      <text:p text:style-name="P4"><text:s text:c="3"/>DELTARA<text:tab/><text:tab/>DOUBLE<text:tab/>4.1411048</text:p>
      <text:p text:style-name="P4"><text:s text:c="3"/>DELTADEC<text:tab/><text:tab/>DOUBLE<text:tab/>1.0000000</text:p>
      <text:p text:style-name="P4"><text:s text:c="3"/>BOX_LLX<text:tab/><text:tab/>LONG<text:tab/><text:tab/>7</text:p>
      <text:p text:style-name="P4"><text:s text:c="3"/>BOX_LLY<text:tab/><text:tab/>LONG<text:tab/><text:tab/>7</text:p>
      <text:p text:style-name="P4"><text:soft-page-break/><text:s text:c="3"/>BOX_URX<text:tab/><text:tab/>LONG<text:tab/><text:tab/>19</text:p>
      <text:p text:style-name="P4"><text:s text:c="3"/>BOX_URY<text:tab/><text:tab/>LONG<text:tab/><text:tab/>18</text:p>
      <text:p text:style-name="Standard"/>
      <text:p text:style-name="Standard">where the <text:span text:style-name="T2">BOX_LLX</text:span> is the x position of the lower-left hand corner of the flux box, etc. The other parameters describe the spatial and spectral dimensions of the flux box.</text:p>
      <text:p text:style-name="Standard"/>
      <text:p text:style-name="Standard">The srccube substructure contains a 3-d "postage stamp" of the source, a data cube containing the spectra (as chosen by the flux box), restricted via the spectral stretch chosen for ellipse fitting. <text:s/>In the case of the cln structure, this information is of the *deconvolved* data rather than the raw data as is the case with a GALFLUX src structure. <text:s/>The srccube substructure is:</text:p>
      <text:p text:style-name="Standard"/>
      <text:p text:style-name="P4">IDL&gt; help,src.srccube,/struct</text:p>
      <text:p text:style-name="P4">** Structure &lt;9d1325c&gt;, 15 tags, length=52524, data length=52522, refs=2:</text:p>
      <text:p text:style-name="P4"><text:s text:c="3"/>NBX<text:tab/><text:tab/><text:tab/>LONG<text:tab/><text:tab/>13</text:p>
      <text:p text:style-name="P4"><text:s text:c="3"/>NBY<text:tab/><text:tab/><text:tab/>LONG<text:tab/><text:tab/>12</text:p>
      <text:p text:style-name="P4"><text:s text:c="3"/>NBZ<text:tab/><text:tab/><text:tab/>INT<text:tab/><text:tab/>26</text:p>
      <text:p text:style-name="P4"><text:s text:c="3"/>RABOX<text:tab/><text:tab/>DOUBLE<text:tab/>Array[13]</text:p>
      <text:p text:style-name="P4"><text:s text:c="3"/>DECBOX<text:tab/><text:tab/>DOUBLE<text:tab/>Array[12]</text:p>
      <text:p text:style-name="P4"><text:s text:c="3"/>VELBOX<text:tab/><text:tab/>DOUBLE<text:tab/>Array[26]</text:p>
      <text:p text:style-name="P4"><text:s text:c="3"/>DBOX<text:tab/><text:tab/>DOUBLE<text:tab/>Array[26, 13, 12]</text:p>
      <text:p text:style-name="P4"><text:s text:c="3"/>WBOX<text:tab/><text:tab/>FLOAT<text:tab/><text:tab/>Array[26, 13, 12]</text:p>
      <text:p text:style-name="P4"><text:s text:c="3"/>CBOX<text:tab/><text:tab/>DOUBLE<text:tab/>Array[13, 12]</text:p>
      <text:p text:style-name="P4"><text:s text:c="3"/>RACEN<text:tab/><text:tab/>DOUBLE<text:tab/>Array[26]</text:p>
      <text:p text:style-name="P4"><text:s text:c="3"/>DECCEN<text:tab/><text:tab/>DOUBLE<text:tab/>Array[26]</text:p>
      <text:p text:style-name="P4"><text:s text:c="3"/>RAPEAK<text:tab/><text:tab/>DOUBLE<text:tab/>Array[26]</text:p>
      <text:p text:style-name="P4"><text:s text:c="3"/>DECPEAK<text:tab/><text:tab/>DOUBLE<text:tab/>Array[26]</text:p>
      <text:p text:style-name="P4"><text:s text:c="3"/>PEAKVAL<text:tab/><text:tab/>FLOAT<text:tab/><text:tab/>Array[26]</text:p>
      <text:p text:style-name="P4"><text:s text:c="3"/>TOTF<text:tab/><text:tab/><text:tab/>DOUBLE<text:tab/>Array[13, 12]</text:p>
      <text:p text:style-name="Standard"/>
      <text:p text:style-name="Standard">The spectral intensities are in <text:span text:style-name="T2">DBOX</text:span>, and the corresponding weights are in <text:span text:style-name="T2">WBOX</text:span>. <text:s/>The array <text:span text:style-name="T2">CBOX</text:span> contains the continuum fluxes and the array <text:span text:style-name="T2">TOTF</text:span> contains the integrated spectral fluxes of each pixel. The other parameters describe the spatial and velocity extent of the box as well as the locations in right accession and declination of where the peaks in the flux density lie.</text:p>
      <text:p text:style-name="Standard"/>
      <text:p text:style-name="Standard">The clnctrl substructure contains the parameters used to carry out and control the deconvolution. <text:s/>This substructure is unique to cln and CLEANFLUX. <text:s/>It is as follows:</text:p>
      <text:p text:style-name="Standard"/>
      <text:p text:style-name="P4">IDL&gt; help,src.clnctrl,/struct</text:p>
      <text:p text:style-name="P4">** Structure &lt;9c75974&gt;, 11 tags, length=125184, data length=125180, refs=2:</text:p>
      <text:p text:style-name="P4"><text:s text:c="3"/>BOX<text:tab/><text:tab/><text:tab/>LONG<text:tab/><text:tab/>Array[4]</text:p>
      <text:p text:style-name="P4"><text:s text:c="3"/>ROBUST_RMS<text:tab/>FLOAT<text:tab/><text:tab/>3.28473</text:p>
      <text:p text:style-name="P4"><text:soft-page-break/><text:s text:c="3"/>FLUX_LIMIT<text:tab/><text:tab/>FLOAT<text:tab/><text:tab/>0.00000</text:p>
      <text:p text:style-name="P4"><text:s text:c="3"/>SIGMA_LIMIT<text:tab/>FLOAT<text:tab/><text:tab/>5.00000</text:p>
      <text:p text:style-name="P4"><text:s text:c="3"/>NITER_LIMIT<text:tab/><text:tab/>LONG<text:tab/><text:tab/>2000</text:p>
      <text:p text:style-name="P4"><text:s text:c="3"/>CHAN_RANGE<text:tab/>LONG<text:tab/><text:tab/>Array[2]</text:p>
      <text:p text:style-name="P4"><text:s text:c="3"/>COMBINE_CHAN<text:tab/>INT<text:tab/><text:tab/>0</text:p>
      <text:p text:style-name="P4"><text:s text:c="3"/>CLEAN_LOG<text:tab/><text:tab/>STRING<text:tab/>Array[10001]</text:p>
      <text:p text:style-name="P4"><text:s text:c="3"/>EXIT_STATUS<text:tab/>INT<text:tab/><text:tab/>Array[3]</text:p>
      <text:p text:style-name="P4"><text:s text:c="3"/>BEAM<text:tab/><text:tab/>DOUBLE<text:tab/>Array[25, 25]</text:p>
      <text:p text:style-name="P4"><text:s text:c="3"/>BEAM_LOG<text:tab/><text:tab/>STRING<text:tab/>Array[10]</text:p>
      <text:p text:style-name="P4"><text:s text:c="3"/>RESTORE_FWHM<text:tab/>DOUBLE<text:tab/>Array[2]</text:p>
      <text:p text:style-name="P4"><text:s text:c="3"/>RESTORE_PA <text:s text:c="10"/>DOUBLE<text:tab/>-90.000000</text:p>
      <text:p text:style-name="Standard"/>
      <text:p text:style-name="Standard">where <text:span text:style-name="T2">BOX</text:span> gives the size of the box used for cleaning. <text:s/>This <text:span text:style-name="T2">BOX</text:span> should always be larger than the box used to measure the flux. <text:s/><text:span text:style-name="T2">BEAM</text:span> and <text:span text:style-name="T2">BEAM_LOG</text:span> give the beam shape and the messages that result from modeling the beam. <text:s/>The <text:span text:style-name="T2">BEAM</text:span> is computed for the center of the <text:span text:style-name="T2">BOX</text:span> by build_beam5 and is either 21’, 25’, 31’, 35’, 41’, 45’, or 51’ on a side. <text:s/><text:span text:style-name="T2">BEAM_LOG</text:span> gives the details of how the effective beam was modeled and its log looks like: <text:s/></text:p>
      <text:p text:style-name="Standard"/>
      <table:table table:name="Table1" table:style-name="Table1">
        <table:table-column table:style-name="Table1.A"/>
        <table:table-header-rows>
          <table:table-row>
            <table:table-cell table:style-name="Table1.A1" office:value-type="string">
              <text:p text:style-name="P7">build_beam5 started:</text:p>
              <text:p text:style-name="P7">&gt; setup </text:p>
              <text:p text:style-name="P7">&gt; <text:s/>using 3 drifts </text:p>
              <text:p text:style-name="P7">&gt; <text:s/>drifts south of zenith</text:p>
              <text:p text:style-name="P7">&gt; observe </text:p>
              <text:p text:style-name="P7">&gt; <text:s/>beam positional error +0.15 +/- 0.97 arc sec </text:p>
              <text:p text:style-name="P7">&gt; map </text:p>
              <text:p text:style-name="P7">&gt; reduce</text:p>
              <text:p text:style-name="P7">&gt; total time 7.6739049 seconds</text:p>
            </table:table-cell>
          </table:table-row>
        </table:table-header-rows>
      </table:table>
      <text:p text:style-name="Standard"/>
      <text:p text:style-name="Standard">where the important pieces of information in this log are the number of drifts used in modeling, <text:s/>whether the drift is north or south of zenith (determined from the azimuth arm angle), and the positional error that comes from projecting the drift centers onto a discrete grid. <text:s/>For details of the modeling process see BUILD_BEAM5.</text:p>
      <text:p text:style-name="Standard"/>
      <text:p text:style-name="Standard">The remaining tags deal with how the channels are cleaned. <text:s/><text:span text:style-name="T2">ROBUST_SIGMA</text:span> gives the sky RMS computed for the grid using the ROBUST_SIGMA routine from the GSFC's IDL Astronomy User's Library. <text:s/>This is used, along with <text:span text:style-name="T2">FLUX_LIMIT</text:span> and <text:span text:style-name="T2">SIGMA_LIMIT</text:span>, to help determine the flux density to which each channel should be cleaned. <text:s/><text:span text:style-name="T2">NITER_LIMIT</text:span> supplements these tags and cuts off cleaning after a determined number of iterations. <text:s/><text:span text:style-name="T2">CHAN_RANGE</text:span> and <text:span text:style-name="T2">COMBINE_CHAN</text:span> determine which channels are cleaned. <text:s/><text:span text:style-name="T2">CHAN_RANGE</text:span> is a two-element array that contains the start and stop channels of the <text:soft-page-break/>deconvolution. <text:s/><text:span text:style-name="T2">COMBINE_CHAN</text:span> is set to 1 if the routine is allowed to combine adjacent channels into wider pseudo-channels to improve the signal-to-noise ratio. <text:s/>This is turned off (0) by default but can be enabled in CLEANVIEW.</text:p>
      <text:p text:style-name="Standard"/>
      <text:p text:style-name="Standard">The final two tags give insight into how the channels where cleaned. <text:s/><text:span text:style-name="T2">EXIT_STATUS</text:span> is a three-element array that gives a tally of total number of channels where the deconvolution was halted. <text:s/>The elements are (0) the number halted by the iteration limit in <text:span text:style-name="T2">NITER_LIMIT </text:span><text:span text:style-name="T3">and</text:span> (1) the number halted by the flux density limit of <text:span text:style-name="T4">max([FLUX_LIMIT, SKY_RMS*SIGMA_LIMIT])</text:span>. <text:s/><text:span text:style-name="T2">CLEAN_LOG </text:span>is the verbose version of <text:span text:style-name="T2">EXIT_STATUS</text:span> and gives a channel-by-channel summary of the deconvolution. <text:s/>This log looks like:</text:p>
      <text:p text:style-name="Standard"/>
      <table:table table:name="Table2" table:style-name="Table2">
        <table:table-column table:style-name="Table2.A"/>
        <table:table-header-rows>
          <text:soft-page-break/>
          <table:table-row>
            <table:table-cell table:style-name="Table2.A1" office:value-type="string">
              <text:p text:style-name="P7">alfa_clean7 started: </text:p>
              <text:p text:style-name="P7">&gt; setup </text:p>
              <text:p text:style-name="P7">&gt; <text:s/>loaded 1024x 29x 25 data cube </text:p>
              <text:p text:style-name="P7">&gt; clean</text:p>
              <text:p text:style-name="P7">&gt; <text:s/>cleaning data cube to a peak flux of 16.4236 mJy or 2000 iterations</text:p>
              <text:p text:style-name="P7">...</text:p>
              <text:p text:style-name="P7">&gt; <text:s/>Channel <text:s/>378 </text:p>
              <text:p text:style-name="P7">&gt; <text:s/>exiting on flux limit </text:p>
              <text:p text:style-name="P7">&gt; <text:s text:c="2"/>used 137 iterations</text:p>
              <text:p text:style-name="P7">&gt; <text:s text:c="2"/>peak at loop exit 16.411306 mJy </text:p>
              <text:p text:style-name="P7">&gt; <text:s text:c="2"/>residual RMS is 2.5879821 mJy</text:p>
              <text:p text:style-name="P7">...</text:p>
              <text:p text:style-name="P7">&gt; restore</text:p>
              <text:p text:style-name="P7">&gt; <text:s/>using Gaussian with 4.60'x3.10’ FWHM </text:p>
              <text:p text:style-name="P7">&gt; <text:s/>clean map flux 580.43608 Jy</text:p>
              <text:p text:style-name="P7">&gt; <text:s/>residual flux <text:s/>2227.2016 Jy </text:p>
              <text:p text:style-name="P7">&gt; <text:s/>total flux <text:s text:c="4"/>2807.6377 Jy</text:p>
              <text:p text:style-name="P7">&gt; <text:s/>input flux <text:s text:c="4"/>2807.6377 Jy </text:p>
              <text:p text:style-name="P7">&gt; clean</text:p>
              <text:p text:style-name="P7">&gt; <text:s/>cleaning continuum map to a peak flux of 16.4236 mJy or 2000 iterations</text:p>
              <text:p text:style-name="P7">&gt; <text:s/>Continuum Map </text:p>
              <text:p text:style-name="P7">&gt; <text:s/>exiting on flux limit </text:p>
              <text:p text:style-name="P7">&gt; <text:s text:c="2"/>used 179 iterations</text:p>
              <text:p text:style-name="P7">&gt; <text:s text:c="2"/>peak at loop exit 16.402602 mJy </text:p>
              <text:p text:style-name="P7">&gt; <text:s text:c="2"/>residual RMS is 3.4344689 mJy </text:p>
              <text:p text:style-name="P7">&gt; restore</text:p>
              <text:p text:style-name="P7">&gt; <text:s/>using <text:s/>Gaussian with 4.60'x3.10’ FWHM</text:p>
              <text:p text:style-name="P7">&gt; <text:s/>clean continuum map flux 0.29667021 Jy </text:p>
              <text:p text:style-name="P7">&gt; <text:s/>residual flux <text:s/>3.8220691 Jy</text:p>
              <text:p text:style-name="P7">&gt; <text:s/>continuum total flux <text:s text:c="4"/>4.1187393 Jy </text:p>
              <text:p text:style-name="P7">&gt; <text:s/>input flux <text:s text:c="4"/>4.1187393 Jy</text:p>
              <text:p text:style-name="P7">&gt; total time 23.895307 seconds</text:p>
            </table:table-cell>
          </table:table-row>
        </table:table-header-rows>
      </table:table>
      <text:p text:style-name="Standard"/>
      <text:p text:style-name="Standard">There are four important sections to this log: the channel clean detail, the channel restore detail, the continuum clean detail, and the continuum restore detail. <text:s/>The first is the channel-by-channel summary of how the frame was cleaned. <text:s/>This is composed of five lines. <text:s/>The first gives the channel (or pseudo-channel if <text:span text:style-name="T2">COMBINE_CHANS</text:span> is set to 1) number. The second contains what condition caused the </text:p>
      <text:p text:style-name="Standard">cleaning process to exit (flux limit, iteration limit, or residuals limit). <text:s/>The next line gives the number of <text:soft-page-break/>iterations used in cleaning. <text:s/>For channels with no peaks about the flux density thresholds set by <text:span text:style-name="T2">FLUX_LIMIT</text:span> and <text:span text:style-name="T2">SIGMA_LIMIT</text:span> this value is 1. <text:s/>The fourth line gives the flux density of the last peak cleaned. <text:s/>These two lines are particularly useful in determining to what depth each channel should be cleaned. <text:s/>The final line gives the RMS of the remaining (un-cleaned) component of the channel. <text:s/>For a</text:p>
      <text:p text:style-name="Standard">well cleaned channel, this value should be comparable to the value stored in <text:span text:style-name="T2">ROBUST_RMS</text:span>. <text:s/></text:p>
      <text:p text:style-name="Standard"/>
      <text:p text:style-name="Standard">The channel restore detail gives details about what happens after each channel has been cleaned. <text:s/>Once cleaned, each channel has two components, the cleaned component and the residuals component. <text:s/>The residuals map contains only what could not be cleaned by the beam, i.e., sky noise. <text:s/><text:span text:style-name="T5">In order to combine these two together again, the cleaned component needs to be convolved with a restore beam that is roughly the same size as the effective beam found in the data. <text:s/>Based on the beam size of Arecibo and readings on H</text:span><text:span text:style-name="T6">ö</text:span><text:span text:style-name="T5">gbom (1974) I choose a 3' circular Gaussian as the best match (given on the first line of this section of the log). <text:s/>The other lines in this section give a breakdown of the flux in the two components and compare the before and after fluxes for a sanity check.</text:span></text:p>
      <text:p text:style-name="Standard"/>
      <text:p text:style-name="Standard">The remaining two sections deal with the continuum map and have identical outputs to the channel maps.</text:p>
      <text:p text:style-name="Standard"/>
      <text:p text:style-name="Standard">The fourth substructure is the most complicated. It is actually an array of substructures - one element for each isophotal level for which a CLEANFLUX measurement was made. The first element is always that for the half power ellipse, the second for the quarter power, the third for the 100 mJy, and then 200, 300, 500, 1000 (if available: the number of elements of the src.spectra array is variable). For each</text:p>
      <text:p text:style-name="Standard">element of the subarray:</text:p>
      <text:p text:style-name="Standard"/>
      <text:p text:style-name="P4">IDL&gt; help,src.spectra,/struct</text:p>
      <text:p text:style-name="P4">** Structure &lt;8380044&gt;, 98 tags, length=21880, data length=21874, refs=2:</text:p>
      <text:p text:style-name="P4"><text:s text:c="3"/>NAME<text:tab/><text:tab/>STRING<text:tab/>'123451.2+153250'</text:p>
      <text:p text:style-name="P4"><text:s text:c="3"/>AGCNR<text:tab/><text:tab/>STRING<text:tab/>'7742'</text:p>
      <text:p text:style-name="P4"><text:s text:c="3"/>AGCNAME <text:tab/><text:tab/>STRING<text:tab/>'N4540'</text:p>
      <text:p text:style-name="P4"><text:s text:c="3"/>NGC<text:tab/><text:tab/><text:tab/>STRING<text:tab/>''</text:p>
      <text:p text:style-name="P4"><text:s text:c="3"/>IC<text:tab/><text:tab/><text:tab/>STRING<text:tab/>''</text:p>
      <text:p text:style-name="P4"><text:s text:c="3"/>TWOMASS<text:tab/><text:tab/>STRING<text:tab/>''</text:p>
      <text:p text:style-name="P4"><text:s text:c="3"/>SDSS<text:tab/><text:tab/>STRING<text:tab/>''</text:p>
      <text:p text:style-name="P4"><text:s text:c="3"/>OTHER<text:tab/><text:tab/>STRING<text:tab/>''</text:p>
      <text:p text:style-name="P4"><text:s text:c="3"/>TYPE<text:tab/><text:tab/><text:tab/>STRING<text:tab/>'integrated'</text:p>
      <text:p text:style-name="P4"><text:s text:c="3"/>COORD_EPOCH<text:tab/>STRING<text:tab/>'2000'</text:p>
      <text:p text:style-name="P4"><text:s text:c="3"/>ISOPHOT<text:tab/><text:tab/>FLOAT<text:tab/><text:tab/>2986.79</text:p>
      <text:p text:style-name="P4"><text:s text:c="3"/>RA_CENTROID<text:tab/>DOUBLE <text:tab/>12.580877</text:p>
      <text:p text:style-name="P4"><text:s text:c="3"/>DEC_CENTROID<text:tab/>DOUBLE<text:tab/>15.572923</text:p>
      <text:p text:style-name="P4"><text:s text:c="3"/>RA_ELL<text:tab/><text:tab/>DOUBLE <text:tab/>12.581084</text:p>
      <text:p text:style-name="P4"><text:s text:c="3"/>DEC_ELL<text:tab/><text:tab/>DOUBLE<text:tab/>15.543379</text:p>
      <text:p text:style-name="P4"><text:soft-page-break/><text:s text:c="3"/>A_ELL<text:tab/><text:tab/>FLOAT <text:tab/><text:tab/>3.88575</text:p>
      <text:p text:style-name="P4"><text:s text:c="3"/>B_ELL<text:tab/><text:tab/>FLOAT<text:tab/><text:tab/>2.79544</text:p>
      <text:p text:style-name="P4"><text:s text:c="3"/>PA_ELL<text:tab/><text:tab/>FLOAT<text:tab/><text:tab/>-110.301</text:p>
      <text:p text:style-name="P4"><text:s text:c="3"/>NPIX_ELL<text:tab/><text:tab/>LONG <text:tab/><text:tab/>9</text:p>
      <text:p text:style-name="P4"><text:s text:c="3"/>MAP_MAXFLX<text:tab/>DOUBLE<text:tab/>5973.5819</text:p>
      <text:p text:style-name="P4"><text:s text:c="3"/>RA_OPT<text:tab/><text:tab/>DOUBLE<text:tab/>Array[1]</text:p>
      <text:p text:style-name="P4"><text:s text:c="3"/>DEC_OPT<text:tab/><text:tab/>DOUBLE<text:tab/>Array[1]</text:p>
      <text:p text:style-name="P4"><text:s text:c="3"/>FEED<text:tab/><text:tab/><text:tab/>LONG<text:tab/><text:tab/>0</text:p>
      <text:p text:style-name="P4"><text:s text:c="3"/>STRIP<text:tab/><text:tab/>LONG<text:tab/><text:tab/>0</text:p>
      <text:p text:style-name="P4"><text:s text:c="3"/>NREC<text:tab/><text:tab/>LONG<text:tab/><text:tab/>0</text:p>
      <text:p text:style-name="P4"><text:s text:c="3"/>NPOL<text:tab/><text:tab/>LONG<text:tab/><text:tab/>3</text:p>
      <text:p text:style-name="P4"><text:s text:c="3"/>D_FILE<text:tab/><text:tab/>LONG<text:tab/><text:tab/>Array[3]</text:p>
      <text:p text:style-name="P4"><text:s text:c="3"/>NCHN<text:tab/><text:tab/>LONG<text:tab/><text:tab/>1024</text:p>
      <text:p text:style-name="P4"><text:s text:c="3"/>CEN_F<text:tab/><text:tab/>FLOAT<text:tab/><text:tab/>0.00000</text:p>
      <text:p text:style-name="P4"><text:s text:c="3"/>CEN_V<text:tab/><text:tab/>FLOAT<text:tab/><text:tab/>0.00000</text:p>
      <text:p text:style-name="P4"><text:s text:c="3"/>RESTFRQ<text:tab/><text:tab/>FLOAT <text:s text:c="10"/><text:tab/>1420.41</text:p>
      <text:p text:style-name="P4"><text:s text:c="3"/>CEN_CH<text:tab/><text:tab/>LONG<text:tab/><text:tab/>0</text:p>
      <text:p text:style-name="P4"><text:s text:c="3"/>CH_FWIDTH<text:tab/><text:tab/>DOUBLE<text:tab/>0.024414060</text:p>
      <text:p text:style-name="P4"><text:s text:c="3"/>HELIOVELPROJ <text:tab/>DOUBLE <text:tab/>0.0000000</text:p>
      <text:p text:style-name="P4"><text:s text:c="3"/>NCHLO<text:tab/><text:tab/>INT <text:s text:c="10"/><text:tab/>371</text:p>
      <text:p text:style-name="P4"><text:s text:c="3"/>NCHHI<text:tab/><text:tab/>INT <text:s text:c="9"/><text:tab/>396</text:p>
      <text:p text:style-name="P4"><text:s text:c="3"/>VCEN <text:tab/><text:tab/>FLOAT <text:s text:c="4"/><text:tab/>Array[8]</text:p>
      <text:p text:style-name="P4"><text:s text:c="3"/>VCENERR_STAT<text:tab/>FLOAT <text:s text:c="4"/><text:tab/>Array[8]</text:p>
      <text:p text:style-name="P4"><text:s text:c="3"/>VCENERR_SYS<text:tab/>DOUBLE <text:s text:c="3"/><text:tab/>Array[8]</text:p>
      <text:p text:style-name="P4"><text:s text:c="3"/>WIDTH<text:tab/><text:tab/>FLOAT <text:s text:c="4"/><text:tab/>Array[8]</text:p>
      <text:p text:style-name="P4"><text:s text:c="3"/>WIDTHERR<text:tab/><text:tab/>DOUBLE <text:s text:c="3"/><text:tab/>Array[8]</text:p>
      <text:p text:style-name="P4"><text:s text:c="3"/>PKS_NCH<text:tab/><text:tab/>FLOAT <text:s text:c="4"/><text:tab/>Array[2]</text:p>
      <text:p text:style-name="P4"><text:s text:c="3"/>PKS_FLX<text:tab/><text:tab/>FLOAT <text:s text:c="4"/><text:tab/>Array[2]</text:p>
      <text:p text:style-name="P4"><text:s text:c="3"/>SLOPE_COEFF_LO<text:tab/>FLOAT <text:s text:c="4"/><text:tab/>Array[3]</text:p>
      <text:p text:style-name="P4"><text:s text:c="3"/>SLOPE_COEFF_HI<text:tab/>FLOAT <text:s text:c="4"/><text:tab/>Array[3]</text:p>
      <text:p text:style-name="P4"><text:s text:c="3"/>MSR_MODES<text:tab/>STRING <text:s text:c="3"/><text:tab/>Array[8]</text:p>
      <text:p text:style-name="P4"><text:s text:c="3"/>MEAN_FLX<text:tab/><text:tab/>FLOAT <text:s text:c="10"/><text:tab/>47.4733</text:p>
      <text:p text:style-name="P4"><text:s text:c="3"/>PEAK_FLX<text:tab/><text:tab/>FLOAT <text:s text:c="4"/><text:tab/>Array[2]</text:p>
      <text:p text:style-name="P4"><text:s text:c="3"/>PEAK_FLX_CH<text:tab/>LONG <text:s text:c="12"/><text:tab/>0</text:p>
      <text:p text:style-name="P4"><text:s text:c="3"/>FLUX_INT_MAP<text:tab/>FLOAT<text:tab/><text:tab/>6583.04</text:p>
      <text:p text:style-name="P4"><text:s text:c="3"/>FLUX_MAP_ERR_STAT<text:tab/>FLOAT<text:tab/><text:tab/>0.00000</text:p>
      <text:p text:style-name="P4"><text:s text:c="3"/>FLUX_MAP_ERR_SYS<text:tab/>FLOAT<text:tab/><text:tab/>0.00000</text:p>
      <text:p text:style-name="P4"><text:s text:c="3"/>FLUX_INT_SPECP<text:tab/><text:tab/>FLOAT<text:tab/><text:tab/>6661.66</text:p>
      <text:p text:style-name="P4"><text:s text:c="3"/>FLUX_SPECP_ERR_STA<text:tab/>FLOAT<text:tab/><text:tab/>72.7693</text:p>
      <text:p text:style-name="P4"><text:s text:c="3"/>FLUX_SPECP_ERR_SYS<text:tab/>DOUBLE<text:tab/>0.0000000</text:p>
      <text:p text:style-name="P4"><text:s text:c="3"/>FLUX_INT_SPECG<text:tab/><text:tab/>FLOAT<text:tab/><text:tab/>0.00000</text:p>
      <text:p text:style-name="P4"><text:s text:c="3"/>FLUX_SPECG_ERR_STAT<text:tab/>FLOAT<text:tab/><text:tab/>0.00000</text:p>
      <text:p text:style-name="P4"><text:s text:c="3"/>FLUX_SPECG_ERR_SYS<text:tab/>DOUBLE<text:tab/>0.0000000</text:p>
      <text:p text:style-name="P4"><text:soft-page-break/><text:s text:c="3"/>PEAK_ABS<text:tab/><text:tab/>FLOAT<text:tab/><text:tab/>0.00000</text:p>
      <text:p text:style-name="P4"><text:s text:c="3"/>PEAK_ABS_ERR<text:tab/>FLOAT<text:tab/><text:tab/>0.00000</text:p>
      <text:p text:style-name="P4"><text:s text:c="3"/>TAUDV_INT<text:tab/><text:tab/>FLOAT<text:tab/><text:tab/>0.00000</text:p>
      <text:p text:style-name="P4"><text:s text:c="3"/>TAUDV_INT_ERR<text:tab/>FLOAT <text:s text:c="10"/><text:tab/>0.00000</text:p>
      <text:p text:style-name="P4"><text:s text:c="3"/>CONTINUUM<text:tab/><text:tab/>FLOAT <text:s text:c="10"/><text:tab/>17.9339</text:p>
      <text:p text:style-name="P4"><text:s text:c="3"/>RMSP<text:tab/><text:tab/>FLOAT <text:s text:c="10"/><text:tab/>2.74594</text:p>
      <text:p text:style-name="P4"><text:s text:c="3"/>RMSG<text:tab/><text:tab/>FLOAT <text:s text:c="10"/><text:tab/>0.00000</text:p>
      <text:p text:style-name="P4"><text:s text:c="3"/>STON<text:tab/><text:tab/>FLOAT <text:s text:c="4"/><text:tab/>Array[8]</text:p>
      <text:p text:style-name="P4"><text:s text:c="3"/>SMO<text:tab/><text:tab/><text:tab/>INT <text:s text:c="13"/><text:tab/>3</text:p>
      <text:p text:style-name="P4"><text:s text:c="3"/>DETCODE<text:tab/><text:tab/>INT <text:s text:c="6"/><text:tab/>Array[4]</text:p>
      <text:p text:style-name="P4"><text:s text:c="3"/>GRID_NAME<text:tab/><text:tab/>STRING <text:s text:c="3"/><text:tab/>'1236+15'</text:p>
      <text:p text:style-name="P4"><text:s text:c="3"/>GRID_MODE<text:tab/><text:tab/>STRING <text:s text:c="3"/><text:tab/>'Gauss'</text:p>
      <text:p text:style-name="P4"><text:s text:c="3"/>GRID_PARMS<text:tab/>FLOAT <text:s text:c="4"/><text:tab/>Array[4]</text:p>
      <text:p text:style-name="P4"><text:s text:c="3"/>GRID_SMO<text:tab/><text:tab/>LONG<text:tab/><text:tab/>3</text:p>
      <text:p text:style-name="P4"><text:s text:c="3"/>GRID_DELTARA<text:tab/>DOUBLE<text:tab/>4.1411048</text:p>
      <text:p text:style-name="P4"><text:s text:c="3"/>GRID_DELTADEC<text:tab/>DOUBLE<text:tab/>1.0000000</text:p>
      <text:p text:style-name="P4"><text:s text:c="3"/>PHOT_MODE<text:tab/>INT <text:s text:c="13"/><text:tab/>3</text:p>
      <text:p text:style-name="P4"><text:s text:c="3"/>PHOT_NPIX<text:tab/><text:tab/>LONG<text:tab/><text:tab/>9</text:p>
      <text:p text:style-name="P4"><text:s text:c="3"/>PHOT_BOX<text:tab/><text:tab/>LONG <text:s text:c="5"/><text:tab/>Array[4]</text:p>
      <text:p text:style-name="P4"><text:s text:c="3"/>PHOT_RAD<text:tab/><text:tab/>FLOAT <text:s text:c="10"/><text:tab/>0.00000</text:p>
      <text:p text:style-name="P4"><text:s text:c="3"/>PHOT_ELL_A<text:tab/>FLOAT <text:s text:c="10"/><text:tab/>3.88575</text:p>
      <text:p text:style-name="P4"><text:s text:c="3"/>PHOT_ELL_B<text:tab/>FLOAT <text:s text:c="10"/><text:tab/>2.79544</text:p>
      <text:p text:style-name="P4"><text:s text:c="3"/>PHOT_ELL_PA<text:tab/>FLOAT <text:s text:c="9"/><text:tab/>-110.301</text:p>
      <text:p text:style-name="P4"><text:s text:c="3"/>BASELINE<text:tab/><text:tab/>DOUBLE <text:s text:c="3"/><text:tab/>Array[12]</text:p>
      <text:p text:style-name="P4"><text:s text:c="3"/>XMIN<text:tab/><text:tab/><text:tab/>FLOAT <text:s text:c="10"/><text:tab/>0.00000</text:p>
      <text:p text:style-name="P4"><text:s text:c="3"/>XMAX<text:tab/><text:tab/>FLOAT <text:s text:c="10"/><text:tab/>0.00000</text:p>
      <text:p text:style-name="P4"><text:s text:c="3"/>YMIN<text:tab/><text:tab/><text:tab/>FLOAT <text:s text:c="9"/><text:tab/>-185.500</text:p>
      <text:p text:style-name="P4"><text:s text:c="3"/>YMAX<text:tab/><text:tab/>FLOAT <text:s text:c="10"/><text:tab/>556.500</text:p>
      <text:p text:style-name="P4"><text:s text:c="3"/>YUNITS<text:tab/><text:tab/>INT <text:s text:c="13"/><text:tab/>0</text:p>
      <text:p text:style-name="P4"><text:s text:c="3"/>X_INT<text:tab/><text:tab/>LONG <text:s text:c="5"/><text:tab/>Array[16]</text:p>
      <text:p text:style-name="P4"><text:s text:c="3"/>X_FLT<text:tab/><text:tab/>FLOAT <text:s text:c="4"/><text:tab/>Array[16]</text:p>
      <text:p text:style-name="P4"><text:s text:c="3"/>X_DBL<text:tab/><text:tab/>DOUBLE <text:s text:c="3"/><text:tab/>Array[8]</text:p>
      <text:p text:style-name="P4"><text:s text:c="3"/>X_STR<text:tab/><text:tab/>STRING <text:s text:c="3"/><text:tab/>Array[16]</text:p>
      <text:p text:style-name="P4"><text:s text:c="3"/>COMMENTS<text:tab/><text:tab/>STRING <text:s text:c="3"/><text:tab/>'Cleaned with CLEANview'</text:p>
      <text:p text:style-name="P4"><text:s text:c="3"/>DATE_OF_RED<text:tab/>STRING <text:s text:c="3"/><text:tab/>'Mon May 19 16:17:43 2008'</text:p>
      <text:p text:style-name="P4"><text:s text:c="3"/>NAME_OF_RED<text:tab/>STRING <text:s text:c="3"/><text:tab/>'e.g. BK'</text:p>
      <text:p text:style-name="P4"><text:s text:c="3"/>MJD<text:tab/><text:tab/><text:tab/>DOUBLE<text:tab/>0.0000000</text:p>
      <text:p text:style-name="P4"><text:s text:c="3"/>VELARR<text:tab/><text:tab/>DOUBLE <text:tab/>Array[1024]</text:p>
      <text:p text:style-name="P4"><text:s text:c="3"/>SPEC<text:tab/><text:tab/>DOUBLE<text:tab/>Array[1024]</text:p>
      <text:p text:style-name="P4"><text:s text:c="3"/>WEIGHT<text:tab/><text:tab/>FLOAT<text:tab/><text:tab/>Array[1024]</text:p>
      <text:p text:style-name="Standard"/>
      <text:p text:style-name="Standard">The contents of which are too lengthy to describe individually here. See the GALFLUX/CLEANFLUX code for details. There are three important arrays: the spectral intensities (src.spectra.spec), the <text:soft-page-break/>correpsonding weights (src.spectra.weight) and velocities (spec.spectra.velarr).</text:p>
      <text:p text:style-name="Standard"/>
      <text:p text:style-name="Standard"/>
      <text:p text:style-name="P6">2. <text:s/>The Data Saved by the CleanView “File-&gt;Save Data” Operation</text:p>
      <text:p text:style-name="Standard">CLEANVIEW has an option to save the intermediate deconvolution products to an IDL sav file for analysis outside of CLEANVIEW/CLEANFLUX. <text:s/>This sav files contains three variables: <text:s/><text:span text:style-name="T7">cleand</text:span> (the deconvolved spectral map), <text:span text:style-name="T7">c_cleand</text:span> (the deconvolved continuum map), and <text:span text:style-name="T7">cleanstate</text:span>. <text:s/>The structure of the <text:span text:style-name="T7">cleanstate</text:span> variable is documented below: <text:s/></text:p>
      <text:p text:style-name="Standard"/>
      <text:p text:style-name="P5">IDL&gt; restore, ’cleanview.sav’</text:p>
      <text:p text:style-name="P5">IDL&gt; help ,cleand, c_cleand, cleanstate, /struct</text:p>
      <text:p text:style-name="P5">CLEAND <text:s text:c="9"/><text:tab/>DOUBLE <text:s text:c="3"/>= Array[1024, 17, 16]</text:p>
      <text:p text:style-name="P5">C_CLEAND <text:s text:c="5"/><text:tab/>DOUBLE <text:s text:c="3"/>= Array[17, 16]</text:p>
      <text:p text:style-name="P5">** Structure &lt;a13e08&gt;, 21 tags, length=8133872, data length=8133862, refs=1:</text:p>
      <text:p text:style-name="P5"><text:s text:c="3"/>LLX <text:s text:c="12"/><text:tab/><text:tab/>LONG <text:s text:c="14"/><text:tab/>56</text:p>
      <text:p text:style-name="P5"><text:s text:c="3"/>LLY <text:s text:c="12"/><text:tab/><text:tab/>LONG <text:s text:c="14"/><text:tab/>35</text:p>
      <text:p text:style-name="P5"><text:s text:c="3"/>URX <text:s text:c="12"/><text:tab/><text:tab/>LONG<text:tab/><text:tab/>72</text:p>
      <text:p text:style-name="P5"><text:s text:c="3"/>URY <text:s text:c="12"/><text:tab/><text:tab/>LONG<text:tab/><text:tab/>50</text:p>
      <text:p text:style-name="P5"><text:s text:c="3"/>MAP_BUFFER <text:s text:c="4"/><text:tab/>INT<text:tab/><text:tab/>6</text:p>
      <text:p text:style-name="P5"><text:s text:c="3"/>BEAM <text:s text:c="11"/><text:tab/><text:tab/>DOUBLE<text:tab/>Array[29, 28, 35, 35]</text:p>
      <text:p text:style-name="P5"><text:s text:c="3"/>BEAMLOG <text:s text:c="8"/><text:tab/>STRING<text:tab/>Array[477]</text:p>
      <text:p text:style-name="P5"><text:s text:c="3"/>RMS <text:s text:c="12"/><text:tab/><text:tab/>FLOAT<text:tab/><text:tab/>3.27460</text:p>
      <text:p text:style-name="P5"><text:s text:c="3"/>FLUX <text:s text:c="11"/><text:tab/><text:tab/>FLOAT<text:tab/><text:tab/>0.00000</text:p>
      <text:p text:style-name="P5"><text:s text:c="3"/>SIGMA <text:s text:c="10"/><text:tab/>FLOAT <text:tab/><text:tab/>1.00000</text:p>
      <text:p text:style-name="P5"><text:s text:c="3"/>NITER <text:s text:c="10"/><text:tab/><text:tab/>LONG<text:tab/><text:tab/>1000</text:p>
      <text:p text:style-name="P5"><text:s text:c="3"/>CRANGE <text:s text:c="9"/><text:tab/>LONG<text:tab/><text:tab/>Array[2]</text:p>
      <text:p text:style-name="P5"><text:s text:c="3"/>ALLOWSUM <text:s text:c="7"/><text:tab/>INT<text:tab/><text:tab/>0</text:p>
      <text:p text:style-name="P5"><text:s text:c="3"/>RESTORE_FWHM <text:s text:c="3"/>FLOAT<text:tab/><text:tab/>Array[2]</text:p>
      <text:p text:style-name="P5"><text:s text:c="3"/>RESTORE_PA <text:s text:c="5"/><text:tab/>FLOAT<text:tab/><text:tab/>1.84700</text:p>
      <text:p text:style-name="P5"><text:s text:c="3"/>AREA_CORR <text:s text:c="6"/><text:tab/>DOUBLE<text:tab/>Array[29, 28]</text:p>
      <text:p text:style-name="P5"><text:s text:c="3"/>CLEANLOG <text:s text:c="7"/><text:tab/>STRING<text:tab/>Array[5150]</text:p>
      <text:p text:style-name="P5"><text:s text:c="3"/>CLEANEXIT <text:s text:c="6"/><text:tab/>INT<text:tab/><text:tab/>Array[1024]</text:p>
      <text:p text:style-name="P5"><text:s text:c="3"/>CLEANSUM <text:s text:c="7"/><text:tab/>INT<text:tab/><text:tab/>Array[2]</text:p>
      <text:p text:style-name="Standard"/>
      <text:p text:style-name="Standard">The values LLX, LLY, URY, and URY define the corners of the grid region that has been deconvolved and stored in <text:span text:style-name="T7">cleand</text:span> and <text:span text:style-name="T7">c_cleand</text:span>. <text:s/>MAP_BUFFER stores the amount of buffering applied to the LLX, LLY, URX, and URY boundaries to deal with bright sources near the edge of the region to be cleaned. <text:s/>The buffering shown above of 6’ is large enough to include sidelobe contributions <text:s/>down to the 5% level.</text:p>
      <text:p text:style-name="Standard"/>
      <text:p text:style-name="Standard">BEAM is a 4-D array that stores the effective beam pattern for each point in the region that is cleaned. <text:s/>The dimensions on this array are RA, dec., Beam RA, and Beam dec. <text:s/>Thus, the beam at map point (i,j) is <text:soft-page-break/>given by <text:span text:style-name="T7">cleanstate.beam[(i-llx), (j-lly), *, *]</text:span>. <text:s/>Note: <text:s/>In all cases, the RA and dec. extent of BEAM is larger than that of <text:span text:style-name="T7">cleand</text:span> and <text:span text:style-name="T7">c_cleaned</text:span>. <text:s/>This is due to the padding specified in MAP_BUFFER. <text:s/>BEAMLOG stores information about the beam modeling process for each beam. <text:s/>The number of elements in this array changes from source to source, based on the number of beams used in the cleaning process.</text:p>
      <text:p text:style-name="Standard"/>
      <text:p text:style-name="Standard">The next six tags describe how the cleaning was carried out. <text:s/>RMS stored the sky RMS found by cleanview. <text:s/>FLUX and SIGMA are used to specify the flux density limit to clean down to via <text:span text:style-name="T7">max([FLUX, SIGMA*RMS])</text:span>. <text:s/>NITER stores the maximum number of iterations to use in cleaning each channel, while CRANGE is a two-element array which stores the first and last channels to clean. <text:s/></text:p>
      <text:p text:style-name="Standard"/>
      <text:p text:style-name="Standard">RESTORE_FWHM, RESTORE_PA, and AREA_CORR store information about the restore step of CLEAN. <text:s/>RESTORE_FWHM and RESTORE_PA contain the FWHM and position angle of the Gaussian restore beam and are based off a fit to the inner 11’ of the beam at CX, CY. <text:s/>AREA_CORR stores a correction for the flux density that is needed to convert between mJy/“dirty” beam to mJy/“clean” beam. <text:s/>This factor is applied to the data via <text:span text:style-name="T7">clean_flux = dirty_flux / AREA_CORR</text:span>.</text:p>
      <text:p text:style-name="Standard"/>
      <text:p text:style-name="Standard">The final three tags store information about how each details about the contents of these tags are given in Section 1 where the <text:span text:style-name="T7">src.clnctrl</text:span> sub-structure is discu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xi Mono" svg:font-family="'Luxi Mono'" style:font-family-generic="modern" style:font-pitch="fixed"/>
    <style:font-face style:name="Luxi Sans1" svg:font-family="'Luxi Sans'"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style:font-face style:name="Luxi Sans" svg:font-family="'Luxi Sans'" style:font-family-generic="swiss" style:font-pitch="variable"/>
    <style:font-face style:name="Nimbus Sans L1"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8-06-06T12:58:51</meta:creation-date>
    <dc:date>2009-06-01T11:14:11</dc:date>
    <meta:print-date>2008-08-12T13:46:32</meta:print-date>
    <dc:language>en-US</dc:language>
    <meta:editing-cycles>77</meta:editing-cycles>
    <meta:editing-duration>PT32H51M20S</meta:editing-duration>
    <meta:document-statistic meta:table-count="2" meta:image-count="0" meta:object-count="0" meta:page-count="10" meta:paragraph-count="252" meta:word-count="2287" meta:character-count="15738"/>
    <meta:user-defined meta:name="Info 1"/>
    <meta:user-defined meta:name="Info 2"/>
    <meta:user-defined meta:name="Info 3"/>
    <meta:user-defined meta:name="Info 4"/>
  </office:meta>
</office:document-meta>
</file>